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68138" officeooo:paragraph-rsid="00168138"/>
    </style:style>
    <style:style style:name="P2" style:family="paragraph" style:parent-style-name="Standard">
      <style:text-properties officeooo:rsid="001734a8" officeooo:paragraph-rsid="001734a8"/>
    </style:style>
    <style:style style:name="P3" style:family="paragraph" style:parent-style-name="Standard">
      <style:text-properties officeooo:rsid="00186cf0" officeooo:paragraph-rsid="00186cf0"/>
    </style:style>
    <style:style style:name="P4" style:family="paragraph" style:parent-style-name="Standard">
      <style:text-properties officeooo:rsid="00196709" officeooo:paragraph-rsid="00196709"/>
    </style:style>
    <style:style style:name="P5" style:family="paragraph" style:parent-style-name="Standard">
      <style:text-properties officeooo:rsid="001b5e35" officeooo:paragraph-rsid="001b5e35"/>
    </style:style>
    <style:style style:name="P6" style:family="paragraph" style:parent-style-name="Standard">
      <style:text-properties officeooo:rsid="001d051a" officeooo:paragraph-rsid="001d051a"/>
    </style:style>
    <style:style style:name="P7" style:family="paragraph" style:parent-style-name="Standard">
      <style:text-properties officeooo:rsid="001e188e" officeooo:paragraph-rsid="001e188e"/>
    </style:style>
    <style:style style:name="P8" style:family="paragraph" style:parent-style-name="Standard">
      <style:text-properties officeooo:rsid="00225839" officeooo:paragraph-rsid="00225839"/>
    </style:style>
    <style:style style:name="T1" style:family="text">
      <style:text-properties officeooo:rsid="001734a8"/>
    </style:style>
    <style:style style:name="T2" style:family="text">
      <style:text-properties officeooo:rsid="00196709"/>
    </style:style>
    <style:style style:name="T3" style:family="text">
      <style:text-properties officeooo:rsid="001b5e35"/>
    </style:style>
    <style:style style:name="T4" style:family="text">
      <style:text-properties officeooo:rsid="001d051a"/>
    </style:style>
    <style:style style:name="T5" style:family="text">
      <style:text-properties officeooo:rsid="001f8f8f"/>
    </style:style>
    <style:style style:name="T6" style:family="text">
      <style:text-properties officeooo:rsid="002073a1"/>
    </style:style>
    <style:style style:name="T7" style:family="text">
      <style:text-properties officeooo:rsid="00225839"/>
    </style:style>
    <style:style style:name="T8" style:family="text">
      <style:text-properties officeooo:rsid="0022b41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Yeni Kategori Açıklaması;</text:p>
      <text:p text:style-name="P1"/>
      <text:p text:style-name="P1"/>
      <text:p text:style-name="P1">Çizgi İzleyen kategorisinin kaldırılmasından sonra bir günün yarısının boş kaldığını gördük.</text:p>
      <text:p text:style-name="P1">Bu nedenle yeni kategori düşünmeye başladık. Yeni gelecek kategorimiz<text:span text:style-name="T1">i</text:span> hem oluşan yarışmacı sayısı açığımızı bir miktar kapatabilecek <text:s/>hem çizgi izleyen kadar giriş seviyesi olmayacak hem de güzel bir konsepte sahip olacak bir şekilde düşündük ve sonuç olarak futbol antenmanı konseptli bir kategoride karar kıldık. Kategori temel olarak çizgi izleme görevi barındırırken bunun yanında mesafe ölçme, top sürme, şut çekme ve çizgi üzerindeki işaretleri algılama görevleri barındıracak. <text:span text:style-name="T1">Futbol Antrenmanı kategorisinin bu görevleri farklı farklı içeren 3 <text:s/>kısımdan oluşmasını düşünüyoruz.</text:span></text:p>
      <text:p text:style-name="P1"/>
      <text:p text:style-name="P2">1. Aşama;</text:p>
      <text:p text:style-name="P2"/>
      <text:p text:style-name="P2">Kategorinin ilk aşamasını normal bir futbol antrenmanındaki ısınma kısmı ile özdeşleştirebiliriz.</text:p>
      <text:p text:style-name="P2">Bu kısımda robot çizgiyi izleyerek ilerleyecektir ve bu kısımda <text:s/>her çizgi izleyen yarışmasında <text:span text:style-name="T5">karşımıza çıkan </text:span><text:s/>zikzaklar ya da 90derecelik dönemeçler engel oluşturacaktır.</text:p>
      <text:p text:style-name="P2"/>
      <text:p text:style-name="P2">2. Aşama;</text:p>
      <text:p text:style-name="P2"/>
      <text:p text:style-name="P3">Bu aşamada robotun top sürmesini istiyoruz. Çizgi yol devam ederken robot uzaklık sensörü ile yol üzerindeki tenis topu büyüklüğünde bir topu algılayacak ve onu ya kafes mantığı ile tutarak ya da kollar ile sarılarak yol boyunca sürücek. Bu sırada topun yol ile teması kesilmeyecek. Robot, topu yoldan bir dönemeç ile ayrılan bırakma bölgesine bırakacak ve geri dönerek yoluna devam ed<text:span text:style-name="T5">e</text:span>cek.</text:p>
      <text:p text:style-name="P3">Robot topu yolun üzerinden alacak, başka bir bölgeden değil, ve onu bırakma bölgesinde bırakacak.</text:p>
      <text:p text:style-name="P3"/>
      <text:p text:style-name="P3">3. Aşama;</text:p>
      <text:p text:style-name="P3"/>
      <text:p text:style-name="P3">3. Aşamada ise robottan şut çekebilmesini istiyoruz. Burada düz devam eden çizgi yolumuz 5 yan yola açılacak. Bu yan 5 yan yol ise <text:s/>pistin bir bölgesinde bulunan kaleye nişanlanmış halde son bulacak. Yolların sonunda <text:span text:style-name="T2">6-7 cm lik yükseltiler üzerinde bulunan pinpon topları bulunacak. Robot 1. yan yola girip ilk şutunu çektikten sonra yan yoldan çıkacak ve sırayla 2, 3 ,4 ve 5. yan yollarda da şutunu çektikten sonra pisti tamamlayacak.</text:span></text:p>
      <text:p text:style-name="P4">Burada robotun çektiği şutun gol olmasını istemiyoruz, asıl önemli olan topa vurabilmesi. Robotun üzerine konulan bir yay sistemi veya normal bir servo motorla topa dokunarak yükseltiden düşürebilmesi bizim için yeterli olacak.</text:p>
      <text:p text:style-name="P4"/>
      <text:p text:style-name="P4">Notlar;</text:p>
      <text:p text:style-name="P4"/>
      <text:p text:style-name="P4">1) Pistin aşamaları ayrı ayrı olamayacak. Robot 1. aşamayı tamamladıktan sonra yoluna devam ederek 2. aşamaya sonra da 3. aşamaya geçecek. Yani yarışmacılardan tek robot isteyeceğiz.</text:p>
      <text:p text:style-name="P4"/>
      <text:p text:style-name="P4">2) Robot uzaklık sensörünü hem 2. aşamada hem de 3. aşamada kullanacak ve bu aşamalarda robottan, algıladığı uzaklık ile farklı görevler yerine getirmesini istiyoruz. Bu bazı karışıklıklar yaratabileceğinden robotun hangi aşamada olduğunu anlaması gerekiyor.</text:p>
      <text:p text:style-name="P4">Bu sorunu çözebilmek için robotun ilerlediği siyah çizgi yolda farklı anlamlara gelecek işaretler bulunmasını düşündük. Örneğin; çizgi üzerindeki bir adet ince beyaz çizgi robotun <text:span text:style-name="T3">1. aşamaya, 2 adet ince beyaz çizgi robotun 2. aşamaya, 3 adet ince beyaz çizgi ise 3. aşamaya girmek üzere olduğunu robota anlatabilir. </text:span></text:p>
      <text:p text:style-name="P4"/>
      <text:p text:style-name="P4"/>
      <text:p text:style-name="P4"/>
      <text:p text:style-name="P6"><text:soft-page-break/>3) 2. aşamanın sonunda robot topu bırakma bölgesine bıraktıktan sonra top oradan çıkarak 3. aşamadaki toplara çarpıp düşürebilir veya robota çarpabilir. Bu sebeple bırakma bölgesinin etrafını bir duvar ile çevreyebiliriz.</text:p>
      <text:p text:style-name="P4"/>
      <text:p text:style-name="P5"/>
      <text:p text:style-name="P5"/>
      <text:p text:style-name="P5">Puanlama;</text:p>
      <text:p text:style-name="P5"/>
      <text:p text:style-name="P5">1) Robotun puanlanmasındaki temel kriter pisti bitirme süresi olacak.</text:p>
      <text:p text:style-name="P5">2) 2. aşamada robotun topu sürerken topu kaçırması eksi puan yaratmayacak, kaçırmaması artı puan yaratacak. Robotun topu sürdüğü süre ½ ile çarpılıp <text:span text:style-name="T4">toplam süreden çıkartabilinir.</text:span></text:p>
      <text:p text:style-name="P5">3) 3. aşamada robotun vuramadığı toplar eksi puan yaratacak, vurduğu toplar artı puan yaratmayacak.</text:p>
      <text:p text:style-name="P5">4) Vurulan topların gol olup olmaması puanı etkilemeyecek.</text:p>
      <text:p text:style-name="P5"/>
      <text:p text:style-name="P5"/>
      <text:p text:style-name="P6">Kafamızdaki Soru İşaretleri;</text:p>
      <text:p text:style-name="P6"/>
      <text:p text:style-name="P6">1) Topa vuruş ve topu sürme tek başlarına kolay sistemler olsalar da aynı robotta aynı anda bulunmaları mekanik olarak zorluk çıkartır mı?</text:p>
      <text:p text:style-name="P6">2) Çizgi yol üzerinde işaret olarak kullanılacak ince beyaz çizgilerin algılanması robot için zorluk olur mu? İnce beyaz çizgilerr ne gibi problemler çıkartabilir?</text:p>
      <text:p text:style-name="P6">3) 2. aşama sonundaki bırakma bölgesinin duvarları robotun uzaklık sensörü ile algılanacaktır. Bu durum karışıklığa sebep olur mu?</text:p>
      <text:p text:style-name="P6">4) Robotun önünde bulunan ve topun sürülmesini sağlayan sistem 3. aşamada toplara vurulmasına engel olabilir. Yarışmacı bunun önüne nasıl geçer?</text:p>
      <text:p text:style-name="P6">5) Kategoriye katılacak ortalama bir robotun yarışmacıya masrafı tahmini olarak kaç tl olur?</text:p>
      <text:p text:style-name="P6"/>
      <text:p text:style-name="P6"/>
      <text:p text:style-name="P7">Yorumlama; </text:p>
      <text:p text:style-name="P7"/>
      <text:p text:style-name="P7">Futbol antrenmanı kategorisinin konsept olarak güzel olduğunu düşünüyoruz. Çizgi izleyen kadar kolay olmayıp, çok az yarışmacının katılacağı zor bir kategori olarak da durmuyor. Mekanik olarak zorluklar içerdiğinden güzel ve farklı tasarımdaki robotlar ile karşılaşabiliriz.</text:p>
      <text:p text:style-name="P7"/>
      <text:p text:style-name="P7">!!! <text:span text:style-name="T6">Futbol Antenmanı ile İTÜRO 2019’un <text:s/>kategorileri kesin olarak şunlar olmuştur:</text:span></text:p>
      <text:p text:style-name="P7"/>
      <text:p text:style-name="P7">-<text:span text:style-name="T6">Labirent</text:span></text:p>
      <text:p text:style-name="P7">-<text:span text:style-name="T6">Merdiven Çıkan</text:span></text:p>
      <text:p text:style-name="P7">-<text:span text:style-name="T7">Futbol Antrenmanı</text:span></text:p>
      <text:p text:style-name="P7">-<text:span text:style-name="T7">Mikro Sumo</text:span></text:p>
      <text:p text:style-name="P7">-<text:span text:style-name="T7">Senaryo: Lojistik</text:span></text:p>
      <text:p text:style-name="P7">-<text:span text:style-name="T7">Trafik</text:span></text:p>
      <text:p text:style-name="P8">-Drone</text:p>
      <text:p text:style-name="P8">-Renk Seçen</text:p>
      <text:p text:style-name="P8">-Minikler</text:p>
      <text:p text:style-name="P8">-Serbest</text:p>
      <text:p text:style-name="P8">-İnşaat</text:p>
      <text:p text:style-name="P7"/>
      <text:p text:style-name="P7"/>
      <text:p text:style-name="P7">!!! Kategorimiz fikir aşamasındadır. Dolayısıyla yeni fikirlere, geliştirimeye, değiştirilmeye ve her türlü yoruma açıktır. Değerli yorumlarınızı bekliyoruz.</text:p>
      <text:p text:style-name="P5"><text:soft-page-break/></text:p>
      <text:p text:style-name="P3"/>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4T17:05:58.777971119</meta:creation-date>
    <dc:date>2018-11-04T18:35:59.313243061</dc:date>
    <meta:editing-duration>PT14M34S</meta:editing-duration>
    <meta:editing-cycles>4</meta:editing-cycles>
    <meta:generator>LibreOffice/5.1.6.2$Linux_X86_64 LibreOffice_project/10m0$Build-2</meta:generator>
    <meta:document-statistic meta:table-count="0" meta:image-count="0" meta:object-count="0" meta:page-count="3" meta:paragraph-count="43" meta:word-count="679" meta:character-count="4887" meta:non-whitespace-character-count="4243"/>
  </office:meta>
</office:document-meta>
</file>